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3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0.74pt solid #000000" fo:background-color="#c5e0b4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74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168067226890756" calcext:value-type="percentage">
            <text:p>0,2%</text:p>
          </table:table-cell>
          <table:table-cell table:style-name="ce48" table:formula="of:=[.E3]" office:value-type="percentage" office:value="0.00168067226890756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58" calcext:value-type="float">
            <text:p>58</text:p>
          </table:table-cell>
          <table:table-cell table:style-name="ce30" office:value-type="float" office:value="54" calcext:value-type="float">
            <text:p>54</text:p>
          </table:table-cell>
          <table:table-cell table:style-name="ce35" table:formula="of:=[.B4]+[.C4]" office:value-type="float" office:value="112" calcext:value-type="float">
            <text:p>112</text:p>
          </table:table-cell>
          <table:table-cell table:style-name="ce42" table:formula="of:=[.D4]/[.$D$12]" office:value-type="percentage" office:value="0.0941176470588235" calcext:value-type="percentage">
            <text:p>9,4%</text:p>
          </table:table-cell>
          <table:table-cell table:style-name="ce49" table:formula="of:=[.F3]+[.E4]" office:value-type="percentage" office:value="0.0957983193277311" calcext:value-type="percentage">
            <text:p>1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68" calcext:value-type="float">
            <text:p>68</text:p>
          </table:table-cell>
          <table:table-cell table:style-name="ce30" office:value-type="float" office:value="77" calcext:value-type="float">
            <text:p>77</text:p>
          </table:table-cell>
          <table:table-cell table:style-name="ce35" table:formula="of:=[.B5]+[.C5]" office:value-type="float" office:value="145" calcext:value-type="float">
            <text:p>145</text:p>
          </table:table-cell>
          <table:table-cell table:style-name="ce42" table:formula="of:=[.D5]/[.$D$12]" office:value-type="percentage" office:value="0.121848739495798" calcext:value-type="percentage">
            <text:p>12,2%</text:p>
          </table:table-cell>
          <table:table-cell table:style-name="ce48" table:formula="of:=[.F4]+[.E5]" office:value-type="percentage" office:value="0.217647058823529" calcext:value-type="percentage">
            <text:p>2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71" calcext:value-type="float">
            <text:p>71</text:p>
          </table:table-cell>
          <table:table-cell table:style-name="ce30" office:value-type="float" office:value="67" calcext:value-type="float">
            <text:p>67</text:p>
          </table:table-cell>
          <table:table-cell table:style-name="ce35" table:formula="of:=[.B6]+[.C6]" office:value-type="float" office:value="138" calcext:value-type="float">
            <text:p>138</text:p>
          </table:table-cell>
          <table:table-cell table:style-name="ce42" table:formula="of:=[.D6]/[.$D$12]" office:value-type="percentage" office:value="0.115966386554622" calcext:value-type="percentage">
            <text:p>11,6%</text:p>
          </table:table-cell>
          <table:table-cell table:style-name="ce50" table:formula="of:=[.F5]+[.E6]" office:value-type="percentage" office:value="0.333613445378151" calcext:value-type="percentage">
            <text:p>3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88" calcext:value-type="float">
            <text:p>88</text:p>
          </table:table-cell>
          <table:table-cell table:style-name="ce30" office:value-type="float" office:value="91" calcext:value-type="float">
            <text:p>91</text:p>
          </table:table-cell>
          <table:table-cell table:style-name="ce35" table:formula="of:=[.B7]+[.C7]" office:value-type="float" office:value="179" calcext:value-type="float">
            <text:p>179</text:p>
          </table:table-cell>
          <table:table-cell table:style-name="ce42" table:formula="of:=[.D7]/[.$D$12]" office:value-type="percentage" office:value="0.150420168067227" calcext:value-type="percentage">
            <text:p>15,0%</text:p>
          </table:table-cell>
          <table:table-cell table:style-name="ce50" table:formula="of:=[.F6]+[.E7]" office:value-type="percentage" office:value="0.484033613445378" calcext:value-type="percentage">
            <text:p>4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79" calcext:value-type="float">
            <text:p>79</text:p>
          </table:table-cell>
          <table:table-cell table:style-name="ce30" office:value-type="float" office:value="93" calcext:value-type="float">
            <text:p>93</text:p>
          </table:table-cell>
          <table:table-cell table:style-name="ce35" table:formula="of:=[.B8]+[.C8]" office:value-type="float" office:value="172" calcext:value-type="float">
            <text:p>172</text:p>
          </table:table-cell>
          <table:table-cell table:style-name="ce42" table:formula="of:=[.D8]/[.$D$12]" office:value-type="percentage" office:value="0.14453781512605" calcext:value-type="percentage">
            <text:p>14,5%</text:p>
          </table:table-cell>
          <table:table-cell table:style-name="ce48" table:formula="of:=[.F7]+[.E8]" office:value-type="percentage" office:value="0.628571428571429" calcext:value-type="percentage">
            <text:p>6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73" calcext:value-type="float">
            <text:p>73</text:p>
          </table:table-cell>
          <table:table-cell table:style-name="ce30" office:value-type="float" office:value="98" calcext:value-type="float">
            <text:p>98</text:p>
          </table:table-cell>
          <table:table-cell table:style-name="ce35" table:formula="of:=[.B9]+[.C9]" office:value-type="float" office:value="171" calcext:value-type="float">
            <text:p>171</text:p>
          </table:table-cell>
          <table:table-cell table:style-name="ce42" table:formula="of:=[.D9]/[.$D$12]" office:value-type="percentage" office:value="0.143697478991597" calcext:value-type="percentage">
            <text:p>14,4%</text:p>
          </table:table-cell>
          <table:table-cell table:style-name="ce48" table:formula="of:=[.F8]+[.E9]" office:value-type="percentage" office:value="0.772268907563025" calcext:value-type="percentage">
            <text:p>7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50" calcext:value-type="float">
            <text:p>50</text:p>
          </table:table-cell>
          <table:table-cell table:style-name="ce30" office:value-type="float" office:value="53" calcext:value-type="float">
            <text:p>53</text:p>
          </table:table-cell>
          <table:table-cell table:style-name="ce35" table:formula="of:=[.B10]+[.C10]" office:value-type="float" office:value="103" calcext:value-type="float">
            <text:p>103</text:p>
          </table:table-cell>
          <table:table-cell table:style-name="ce42" table:formula="of:=[.D10]/[.$D$12]" office:value-type="percentage" office:value="0.0865546218487395" calcext:value-type="percentage">
            <text:p>8,7%</text:p>
          </table:table-cell>
          <table:table-cell table:style-name="ce48" table:formula="of:=[.F9]+[.E10]" office:value-type="percentage" office:value="0.858823529411765" calcext:value-type="percentage">
            <text:p>8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73" calcext:value-type="float">
            <text:p>73</text:p>
          </table:table-cell>
          <table:table-cell table:style-name="ce30" office:value-type="float" office:value="95" calcext:value-type="float">
            <text:p>95</text:p>
          </table:table-cell>
          <table:table-cell table:style-name="ce35" table:formula="of:=[.B11]+[.C11]" office:value-type="float" office:value="168" calcext:value-type="float">
            <text:p>168</text:p>
          </table:table-cell>
          <table:table-cell table:style-name="ce43" table:formula="of:=[.D11]/[.$D$12]" office:value-type="percentage" office:value="0.141176470588235" calcext:value-type="percentage">
            <text:p>14,1%</text:p>
          </table:table-cell>
          <table:table-cell table:style-name="ce48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560" calcext:value-type="float">
            <text:p>560</text:p>
          </table:table-cell>
          <table:table-cell table:style-name="ce21" table:formula="of:=SUM([.C3:.C11])" office:value-type="float" office:value="630" calcext:value-type="float">
            <text:p>630</text:p>
          </table:table-cell>
          <table:table-cell table:style-name="ce36" table:formula="of:=SUM([.D3:.D11])" office:value-type="float" office:value="1190" calcext:value-type="float">
            <text:p>1.19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470588235294118" calcext:value-type="percentage">
            <text:p>47 %</text:p>
          </table:table-cell>
          <table:table-cell table:style-name="ce22" table:formula="of:=[.C12]/[.D12]" office:value-type="percentage" office:value="0.529411764705882" calcext:value-type="percentage">
            <text:p>53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style-name="ce44"/>
          <table:table-cell table:number-columns-repeated="5"/>
        </table:table-row>
        <table:table-row table:style-name="ro1">
          <table:table-cell table:style-name="ce6" table:number-columns-repeated="4"/>
          <table:table-cell table:style-name="ce44"/>
          <table:table-cell table:number-columns-repeated="5"/>
        </table:table-row>
        <table:table-row table:style-name="ro1">
          <table:table-cell table:style-name="ce1" office:value-type="string" calcext:value-type="string">
            <text:p>Distribución por provincias: en 24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68" office:value-type="string" calcext:value-type="string" table:number-columns-spanned="3" table:number-rows-spanned="1">
            <text:p>LETALIDAD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8" office:value-type="float" office:value="280" calcext:value-type="float">
            <text:p>280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898" calcext:value-type="float">
            <text:p>898</text:p>
          </table:table-cell>
          <table:table-cell table:style-name="ce38" office:value-type="float" office:value="11" calcext:value-type="float">
            <text:p>11</text:p>
          </table:table-cell>
          <table:table-cell table:style-name="ce45" table:formula="of:=SUM([.A18:.D18])" office:value-type="float" office:value="1264" calcext:value-type="float">
            <text:p>1.264</text:p>
          </table:table-cell>
          <table:table-cell/>
          <table:table-cell table:style-name="ce69" office:value-type="percentage" office:value="0.03" calcext:value-type="percentage" table:number-columns-spanned="3" table:number-rows-spanned="1">
            <text:p>3,00 %</text:p>
          </table:table-cell>
          <table:covered-table-cell table:style-name="ce87"/>
          <table:covered-table-cell table:style-name="ce104"/>
          <table:table-cell/>
        </table:table-row>
        <table:table-row table:style-name="ro2">
          <table:table-cell table:style-name="ce9" table:formula="of:=[.A18]/[.$E$18]" office:value-type="percentage" office:value="0.221518987341772" calcext:value-type="percentage">
            <text:p>22,2%</text:p>
          </table:table-cell>
          <table:table-cell table:style-name="ce9" table:formula="of:=[.B18]/[.$E$18]" office:value-type="percentage" office:value="0.0593354430379747" calcext:value-type="percentage">
            <text:p>5,9%</text:p>
          </table:table-cell>
          <table:table-cell table:style-name="ce9" table:formula="of:=[.C18]/[.$E$18]" office:value-type="percentage" office:value="0.710443037974684" calcext:value-type="percentage">
            <text:p>71,0%</text:p>
          </table:table-cell>
          <table:table-cell table:style-name="ce9" table:formula="of:=[.D18]/[.$E$18]" office:value-type="percentage" office:value="0.00870253164556962" calcext:value-type="percentage">
            <text:p>0,9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68" office:value-type="string" calcext:value-type="string" table:number-columns-spanned="3" table:number-rows-spanned="1">
            <text:p>MORTALIDAD/10.000</text:p>
          </table:table-cell>
          <table:covered-table-cell table:style-name="ce86"/>
          <table:covered-table-cell table:style-name="ce103"/>
          <table:table-cell/>
        </table:table-row>
        <table:table-row table:style-name="ro2">
          <table:table-cell table:style-name="ce10" office:value-type="string" calcext:value-type="string">
            <text:p>Distribución por síntomas: en 450 casos confirmados no ha sido posible identificar la existencia o no de sintomatología</text:p>
          </table:table-cell>
          <table:table-cell table:number-columns-repeated="5"/>
          <table:table-cell table:style-name="ce70" office:value-type="float" office:value="12.7" calcext:value-type="float" table:number-columns-spanned="3" table:number-rows-spanned="1">
            <text:p>12,70</text:p>
          </table:table-cell>
          <table:covered-table-cell table:style-name="ce88"/>
          <table:covered-table-cell table:style-name="ce105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343" calcext:value-type="float">
            <text:p>343</text:p>
          </table:table-cell>
          <table:table-cell table:style-name="ce31" table:formula="of:=[.B22]/([.B22]+[.B23])" office:value-type="percentage" office:value="0.421375921375921" calcext:value-type="percentage">
            <text:p>42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471" calcext:value-type="float">
            <text:p>471</text:p>
          </table:table-cell>
          <table:table-cell table:style-name="ce32" table:formula="of:=[.B23]/([.B22]+[.B23])" office:value-type="percentage" office:value="0.578624078624079" calcext:value-type="percentage">
            <text:p>58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47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47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6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64" calcext:value-type="float">
            <text:p>64</text:p>
          </table:table-cell>
          <table:table-cell table:style-name="ce33" table:formula="of:=[.B28]/[.$B$131]" office:value-type="percentage" office:value="0.0506329113924051" calcext:value-type="percentage">
            <text:p>5,06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ZARAGOZA III</text:p>
          </table:table-cell>
          <table:table-cell table:style-name="ce71" office:value-type="float" office:value="365" calcext:value-type="float">
            <text:p>365</text:p>
          </table:table-cell>
          <table:table-cell table:style-name="ce89" table:formula="of:=[.G28]/[.$E$18]" office:value-type="percentage" office:value="0.28876582278481" calcext:value-type="percentage">
            <text:p>28,88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47" calcext:value-type="float">
            <text:p>47</text:p>
          </table:table-cell>
          <table:table-cell table:style-name="ce33" table:formula="of:=[.B29]/[.$B$131]" office:value-type="percentage" office:value="0.0371835443037975" calcext:value-type="percentage">
            <text:p>3,72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72" office:value-type="float" office:value="300" calcext:value-type="float">
            <text:p>300</text:p>
          </table:table-cell>
          <table:table-cell table:style-name="ce90" table:formula="of:=[.G29]/[.$E$18]" office:value-type="percentage" office:value="0.237341772151899" calcext:value-type="percentage">
            <text:p>23,73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42" calcext:value-type="float">
            <text:p>42</text:p>
          </table:table-cell>
          <table:table-cell table:style-name="ce33" table:formula="of:=[.B30]/[.$B$131]" office:value-type="percentage" office:value="0.0332278481012658" calcext:value-type="percentage">
            <text:p>3,32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3" office:value-type="string" calcext:value-type="string">
            <text:p>BARBASTRO</text:p>
          </table:table-cell>
          <table:table-cell table:style-name="ce73" office:value-type="float" office:value="172" calcext:value-type="float">
            <text:p>172</text:p>
          </table:table-cell>
          <table:table-cell table:style-name="ce91" table:formula="of:=[.G30]/[.$E$18]" office:value-type="percentage" office:value="0.136075949367089" calcext:value-type="percentage">
            <text:p>13,61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41" calcext:value-type="float">
            <text:p>41</text:p>
          </table:table-cell>
          <table:table-cell table:style-name="ce33" table:formula="of:=[.B31]/[.$B$131]" office:value-type="percentage" office:value="0.0324367088607595" calcext:value-type="percentage">
            <text:p>3,24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ZARAGOZA I</text:p>
          </table:table-cell>
          <table:table-cell table:style-name="ce74" office:value-type="float" office:value="149" calcext:value-type="float">
            <text:p>149</text:p>
          </table:table-cell>
          <table:table-cell table:style-name="ce92" table:formula="of:=[.G31]/[.$E$18]" office:value-type="percentage" office:value="0.117879746835443" calcext:value-type="percentage">
            <text:p>11,79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40" calcext:value-type="float">
            <text:p>40</text:p>
          </table:table-cell>
          <table:table-cell table:style-name="ce33" table:formula="of:=[.B32]/[.$B$131]" office:value-type="percentage" office:value="0.0316455696202532" calcext:value-type="percentage">
            <text:p>3,16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HUESCA</text:p>
          </table:table-cell>
          <table:table-cell table:style-name="ce75" office:value-type="float" office:value="109" calcext:value-type="float">
            <text:p>109</text:p>
          </table:table-cell>
          <table:table-cell table:style-name="ce93" table:formula="of:=[.G32]/[.$E$18]" office:value-type="percentage" office:value="0.0862341772151899" calcext:value-type="percentage">
            <text:p>8,62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31" calcext:value-type="float">
            <text:p>31</text:p>
          </table:table-cell>
          <table:table-cell table:style-name="ce33" table:formula="of:=[.B33]/[.$B$131]" office:value-type="percentage" office:value="0.0245253164556962" calcext:value-type="percentage">
            <text:p>2,45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6" office:value-type="string" calcext:value-type="string">
            <text:p>CALATAYUD</text:p>
          </table:table-cell>
          <table:table-cell table:style-name="ce76" office:value-type="float" office:value="44" calcext:value-type="float">
            <text:p>44</text:p>
          </table:table-cell>
          <table:table-cell table:style-name="ce94" table:formula="of:=[.G33]/[.$E$18]" office:value-type="percentage" office:value="0.0348101265822785" calcext:value-type="percentage">
            <text:p>3,48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28" calcext:value-type="float">
            <text:p>28</text:p>
          </table:table-cell>
          <table:table-cell table:style-name="ce33" table:formula="of:=[.B34]/[.$B$131]" office:value-type="percentage" office:value="0.0221518987341772" calcext:value-type="percentage">
            <text:p>2,22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7" office:value-type="string" calcext:value-type="string">
            <text:p>TERUEL</text:p>
          </table:table-cell>
          <table:table-cell table:style-name="ce77" office:value-type="float" office:value="43" calcext:value-type="float">
            <text:p>43</text:p>
          </table:table-cell>
          <table:table-cell table:style-name="ce95" table:formula="of:=[.G34]/[.$E$18]" office:value-type="percentage" office:value="0.0340189873417721" calcext:value-type="percentage">
            <text:p>3,40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5]/[.$B$131]" office:value-type="percentage" office:value="0.0205696202531646" calcext:value-type="percentage">
            <text:p>2,06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8" office:value-type="string" calcext:value-type="string">
            <text:p>ALCAÑIZ</text:p>
          </table:table-cell>
          <table:table-cell table:style-name="ce78" office:value-type="float" office:value="35" calcext:value-type="float">
            <text:p>35</text:p>
          </table:table-cell>
          <table:table-cell table:style-name="ce96" table:formula="of:=[.G35]/[.$E$18]" office:value-type="percentage" office:value="0.0276898734177215" calcext:value-type="percentage">
            <text:p>2,77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26" calcext:value-type="float">
            <text:p>26</text:p>
          </table:table-cell>
          <table:table-cell table:style-name="ce33" table:formula="of:=[.B36]/[.$B$131]" office:value-type="percentage" office:value="0.0205696202531646" calcext:value-type="percentage">
            <text:p>2,06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o identificado</text:p>
          </table:table-cell>
          <table:table-cell table:style-name="ce79" office:value-type="float" office:value="47" calcext:value-type="float">
            <text:p>47</text:p>
          </table:table-cell>
          <table:table-cell table:style-name="ce97" table:formula="of:=[.G36]/[.$E$18]" office:value-type="percentage" office:value="0.0371835443037975" calcext:value-type="percentage">
            <text:p>3,72 %</text:p>
          </table:table-cell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María de Huerva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7]/[.$B$131]" office:value-type="percentage" office:value="0.0197784810126582" calcext:value-type="percentage">
            <text:p>1,98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80" table:formula="of:=SUM([.G28:.G36])" office:value-type="float" office:value="1264" calcext:value-type="float">
            <text:p>1.264</text:p>
          </table:table-cell>
          <table:table-cell table:style-name="ce98"/>
          <table:table-cell table:style-name="ce107"/>
          <table:table-cell table:style-name="ce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5" calcext:value-type="float">
            <text:p>25</text:p>
          </table:table-cell>
          <table:table-cell table:style-name="ce33" table:formula="of:=[.B38]/[.$B$131]" office:value-type="percentage" office:value="0.0197784810126582" calcext:value-type="percentage">
            <text:p>1,98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39]/[.$B$131]" office:value-type="percentage" office:value="0.0181962025316456" calcext:value-type="percentage">
            <text:p>1,82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61" table:number-columns-repeated="2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23" calcext:value-type="float">
            <text:p>23</text:p>
          </table:table-cell>
          <table:table-cell table:style-name="ce33" table:formula="of:=[.B40]/[.$B$131]" office:value-type="percentage" office:value="0.0181962025316456" calcext:value-type="percentage">
            <text:p>1,82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8" table:number-columns-repeated="2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1]/[.$B$131]" office:value-type="percentage" office:value="0.0174050632911392" calcext:value-type="percentage">
            <text:p>1,74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2]/[.$B$131]" office:value-type="percentage" office:value="0.0174050632911392" calcext:value-type="percentage">
            <text:p>1,74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61" office:value-type="string" calcext:value-type="string">
            <text:p>Casos en municipios con más de 10.000 habitantes</text:p>
          </table:table-cell>
          <table:table-cell table:style-name="ce61" table:number-columns-repeated="2"/>
          <table:table-cell table:style-name="ce67" table:number-columns-repeated="2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3]/[.$B$131]" office:value-type="percentage" office:value="0.0174050632911392" calcext:value-type="percentage">
            <text:p>1,74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2" office:value-type="string" calcext:value-type="string">
            <text:p>MUNICIPIO</text:p>
          </table:table-cell>
          <table:table-cell table:style-name="ce62" office:value-type="string" calcext:value-type="string">
            <text:p>nº casos</text:p>
          </table:table-cell>
          <table:table-cell table:style-name="ce62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2" calcext:value-type="float">
            <text:p>22</text:p>
          </table:table-cell>
          <table:table-cell table:style-name="ce33" table:formula="of:=[.B44]/[.$B$131]" office:value-type="percentage" office:value="0.0174050632911392" calcext:value-type="percentage">
            <text:p>1,74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3" office:value-type="string" calcext:value-type="string">
            <text:p>Zaragoza</text:p>
          </table:table-cell>
          <table:table-cell table:style-name="ce81" office:value-type="float" office:value="443" calcext:value-type="float">
            <text:p>443</text:p>
          </table:table-cell>
          <table:table-cell table:style-name="ce99" table:formula="of:=[.G44]/[.$B$131]" office:value-type="percentage" office:value="0.350474683544304" calcext:value-type="percentage">
            <text:p>35,05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21" calcext:value-type="float">
            <text:p>21</text:p>
          </table:table-cell>
          <table:table-cell table:style-name="ce33" table:formula="of:=[.B45]/[.$B$131]" office:value-type="percentage" office:value="0.0166139240506329" calcext:value-type="percentage">
            <text:p>1,66 %</text:p>
          </table:table-cell>
          <table:table-cell table:style-name="ce39" office:value-type="float" office:value="18" calcext:value-type="float">
            <text:p>18</text:p>
          </table:table-cell>
          <table:table-cell table:style-name="ce47"/>
          <table:table-cell table:style-name="ce64" office:value-type="string" calcext:value-type="string">
            <text:p>Huesca</text:p>
          </table:table-cell>
          <table:table-cell table:style-name="ce82" office:value-type="float" office:value="48" calcext:value-type="float">
            <text:p>48</text:p>
          </table:table-cell>
          <table:table-cell table:style-name="ce100" table:formula="of:=[.G45]/[.$B$131]" office:value-type="percentage" office:value="0.0379746835443038" calcext:value-type="percentage">
            <text:p>3,8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46]/[.$B$131]" office:value-type="percentage" office:value="0.0158227848101266" calcext:value-type="percentage">
            <text:p>1,58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Monzón</text:p>
          </table:table-cell>
          <table:table-cell table:style-name="ce83" office:value-type="float" office:value="40" calcext:value-type="float">
            <text:p>40</text:p>
          </table:table-cell>
          <table:table-cell table:style-name="ce101" table:formula="of:=[.G46]/[.$B$131]" office:value-type="percentage" office:value="0.0316455696202532" calcext:value-type="percentage">
            <text:p>3,16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7]/[.$B$131]" office:value-type="percentage" office:value="0.0150316455696203" calcext:value-type="percentage">
            <text:p>1,50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4" office:value-type="string" calcext:value-type="string">
            <text:p>Barbastro</text:p>
          </table:table-cell>
          <table:table-cell table:style-name="ce82" office:value-type="float" office:value="30" calcext:value-type="float">
            <text:p>30</text:p>
          </table:table-cell>
          <table:table-cell table:style-name="ce100" table:formula="of:=[.G47]/[.$B$131]" office:value-type="percentage" office:value="0.0237341772151899" calcext:value-type="percentage">
            <text:p>2,3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48]/[.$B$131]" office:value-type="percentage" office:value="0.0150316455696203" calcext:value-type="percentage">
            <text:p>1,50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5" office:value-type="string" calcext:value-type="string">
            <text:p>Teruel</text:p>
          </table:table-cell>
          <table:table-cell table:style-name="ce83" office:value-type="float" office:value="20" calcext:value-type="float">
            <text:p>20</text:p>
          </table:table-cell>
          <table:table-cell table:style-name="ce101" table:formula="of:=[.G48]/[.$B$131]" office:value-type="percentage" office:value="0.0158227848101266" calcext:value-type="percentage">
            <text:p>1,58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49]/[.$B$131]" office:value-type="percentage" office:value="0.0134493670886076" calcext:value-type="percentage">
            <text:p>1,34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17" calcext:value-type="float">
            <text:p>17</text:p>
          </table:table-cell>
          <table:table-cell table:style-name="ce100" table:formula="of:=[.G49]/[.$B$131]" office:value-type="percentage" office:value="0.0134493670886076" calcext:value-type="percentage">
            <text:p>1,34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0]/[.$B$131]" office:value-type="percentage" office:value="0.0126582278481013" calcext:value-type="percentage">
            <text:p>1,27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5" office:value-type="string" calcext:value-type="string">
            <text:p>Cuarte de Huerva</text:p>
          </table:table-cell>
          <table:table-cell table:style-name="ce83" office:value-type="float" office:value="16" calcext:value-type="float">
            <text:p>16</text:p>
          </table:table-cell>
          <table:table-cell table:style-name="ce101" table:formula="of:=[.G50]/[.$B$131]" office:value-type="percentage" office:value="0.0126582278481013" calcext:value-type="percentage">
            <text:p>1,2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1]/[.$B$131]" office:value-type="percentage" office:value="0.0126582278481013" calcext:value-type="percentage">
            <text:p>1,27 %</text:p>
          </table:table-cell>
          <table:table-cell table:style-name="ce39" office:value-type="float" office:value="24" calcext:value-type="float">
            <text:p>24</text:p>
          </table:table-cell>
          <table:table-cell/>
          <table:table-cell table:style-name="ce64" office:value-type="string" calcext:value-type="string">
            <text:p>Alcañiz</text:p>
          </table:table-cell>
          <table:table-cell table:style-name="ce82" office:value-type="float" office:value="13" calcext:value-type="float">
            <text:p>13</text:p>
          </table:table-cell>
          <table:table-cell table:style-name="ce100" table:formula="of:=[.G51]/[.$B$131]" office:value-type="percentage" office:value="0.0102848101265823" calcext:value-type="percentage">
            <text:p>1,03 %</text:p>
          </table:table-cell>
          <table:table-cell table:style-name="ce6"/>
          <table:table-cell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2]/[.$B$131]" office:value-type="percentage" office:value="0.0126582278481013" calcext:value-type="percentage">
            <text:p>1,27 %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65" office:value-type="string" calcext:value-type="string">
            <text:p>Jaca</text:p>
          </table:table-cell>
          <table:table-cell table:style-name="ce83" office:value-type="float" office:value="11" calcext:value-type="float">
            <text:p>11</text:p>
          </table:table-cell>
          <table:table-cell table:style-name="ce101" table:formula="of:=[.G52]/[.$B$131]" office:value-type="percentage" office:value="0.00870253164556962" calcext:value-type="percentage">
            <text:p>0,8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16" calcext:value-type="float">
            <text:p>16</text:p>
          </table:table-cell>
          <table:table-cell table:style-name="ce33" table:formula="of:=[.B53]/[.$B$131]" office:value-type="percentage" office:value="0.0126582278481013" calcext:value-type="percentage">
            <text:p>1,27 %</text:p>
          </table:table-cell>
          <table:table-cell table:style-name="ce39" office:value-type="float" office:value="26" calcext:value-type="float">
            <text:p>26</text:p>
          </table:table-cell>
          <table:table-cell/>
          <table:table-cell table:style-name="ce64" office:value-type="string" calcext:value-type="string">
            <text:p>Calatayud</text:p>
          </table:table-cell>
          <table:table-cell table:style-name="ce82" office:value-type="float" office:value="10" calcext:value-type="float">
            <text:p>10</text:p>
          </table:table-cell>
          <table:table-cell table:style-name="ce100" table:formula="of:=[.G53]/[.$B$131]" office:value-type="percentage" office:value="0.00791139240506329" calcext:value-type="percentage">
            <text:p>0,79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4]/[.$B$131]" office:value-type="percentage" office:value="0.0118670886075949" calcext:value-type="percentage">
            <text:p>1,19 %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65" office:value-type="string" calcext:value-type="string">
            <text:p>Ejea de los Caballeros</text:p>
          </table:table-cell>
          <table:table-cell table:style-name="ce83" office:value-type="float" office:value="8" calcext:value-type="float">
            <text:p>8</text:p>
          </table:table-cell>
          <table:table-cell table:style-name="ce101" table:formula="of:=[.G54]/[.$B$131]" office:value-type="percentage" office:value="0.00632911392405063" calcext:value-type="percentage">
            <text:p>0,63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5]/[.$B$131]" office:value-type="percentage" office:value="0.0118670886075949" calcext:value-type="percentage">
            <text:p>1,19 %</text:p>
          </table:table-cell>
          <table:table-cell table:style-name="ce3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Fraga</text:p>
          </table:table-cell>
          <table:table-cell table:style-name="ce82" office:value-type="float" office:value="6" calcext:value-type="float">
            <text:p>6</text:p>
          </table:table-cell>
          <table:table-cell table:style-name="ce100" table:formula="of:=[.G55]/[.$B$131]" office:value-type="percentage" office:value="0.00474683544303798" calcext:value-type="percentage">
            <text:p>0,4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6]/[.$B$131]" office:value-type="percentage" office:value="0.0118670886075949" calcext:value-type="percentage">
            <text:p>1,19 %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65" office:value-type="string" calcext:value-type="string">
            <text:p>Tarazona</text:p>
          </table:table-cell>
          <table:table-cell table:style-name="ce83" office:value-type="float" office:value="5" calcext:value-type="float">
            <text:p>5</text:p>
          </table:table-cell>
          <table:table-cell table:style-name="ce101" table:formula="of:=[.G56]/[.$B$131]" office:value-type="percentage" office:value="0.00395569620253165" calcext:value-type="percentage">
            <text:p>0,40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7]/[.$B$131]" office:value-type="percentage" office:value="0.0118670886075949" calcext:value-type="percentage">
            <text:p>1,19 %</text:p>
          </table:table-cell>
          <table:table-cell table:style-name="ce39" office:value-type="float" office:value="30" calcext:value-type="float">
            <text:p>30</text:p>
          </table:table-cell>
          <table:table-cell/>
          <table:table-cell table:style-name="ce66" office:value-type="string" calcext:value-type="string">
            <text:p>TOTAL</text:p>
          </table:table-cell>
          <table:table-cell table:style-name="ce84" table:formula="of:=SUM([.G44:.G56])" office:value-type="float" office:value="667" calcext:value-type="float">
            <text:p>667</text:p>
          </table:table-cell>
          <table:table-cell table:style-name="ce102" table:formula="of:=[.G57]/[.B131]" office:value-type="percentage" office:value="0.527689873417722" calcext:value-type="percentage">
            <text:p>52,77 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8]/[.$B$131]" office:value-type="percentage" office:value="0.0118670886075949" calcext:value-type="percentage">
            <text:p>1,19 %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San José Norte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59]/[.$B$131]" office:value-type="percentage" office:value="0.0118670886075949" calcext:value-type="percentage">
            <text:p>1,19 %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60]/[.$B$131]" office:value-type="percentage" office:value="0.0118670886075949" calcext:value-type="percentage">
            <text:p>1,19 %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67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61]/[.$B$131]" office:value-type="percentage" office:value="0.0118670886075949" calcext:value-type="percentage">
            <text:p>1,19 %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2]/[.$B$131]" office:value-type="percentage" office:value="0.0110759493670886" calcext:value-type="percentage">
            <text:p>1,11 %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3]/[.$B$131]" office:value-type="percentage" office:value="0.0110759493670886" calcext:value-type="percentage">
            <text:p>1,11 %</text:p>
          </table:table-cell>
          <table:table-cell table:style-name="ce39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4]/[.$B$131]" office:value-type="percentage" office:value="0.0110759493670886" calcext:value-type="percentage">
            <text:p>1,11 %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5]/[.$B$131]" office:value-type="percentage" office:value="0.0110759493670886" calcext:value-type="percentage">
            <text:p>1,11 %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6]/[.$B$131]" office:value-type="percentage" office:value="0.0110759493670886" calcext:value-type="percentage">
            <text:p>1,11 %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uste</text:p>
          </table:table-cell>
          <table:table-cell table:style-name="ce25" office:value-type="float" office:value="14" calcext:value-type="float">
            <text:p>14</text:p>
          </table:table-cell>
          <table:table-cell table:style-name="ce33" table:formula="of:=[.B67]/[.$B$131]" office:value-type="percentage" office:value="0.0110759493670886" calcext:value-type="percentage">
            <text:p>1,11 %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8]/[.$B$131]" office:value-type="percentage" office:value="0.0102848101265823" calcext:value-type="percentage">
            <text:p>1,03 %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69]/[.$B$131]" office:value-type="percentage" office:value="0.0102848101265823" calcext:value-type="percentage">
            <text:p>1,03 %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3" calcext:value-type="float">
            <text:p>13</text:p>
          </table:table-cell>
          <table:table-cell table:style-name="ce33" table:formula="of:=[.B70]/[.$B$131]" office:value-type="percentage" office:value="0.0102848101265823" calcext:value-type="percentage">
            <text:p>1,03 %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1]/[.$B$131]" office:value-type="percentage" office:value="0.00949367088607595" calcext:value-type="percentage">
            <text:p>0,95 %</text:p>
          </table:table-cell>
          <table:table-cell table:style-name="ce39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2]/[.$B$131]" office:value-type="percentage" office:value="0.00949367088607595" calcext:value-type="percentage">
            <text:p>0,95 %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3]/[.$B$131]" office:value-type="percentage" office:value="0.00949367088607595" calcext:value-type="percentage">
            <text:p>0,95 %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74]/[.$B$131]" office:value-type="percentage" office:value="0.00949367088607595" calcext:value-type="percentage">
            <text:p>0,95 %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/>
          <table:table-cell table:style-name="ce85"/>
          <table:table-cell table:number-columns-repeated="3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75]/[.$B$131]" office:value-type="percentage" office:value="0.00870253164556962" calcext:value-type="percentage">
            <text:p>0,87 %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6]/[.$B$131]" office:value-type="percentage" office:value="0.00791139240506329" calcext:value-type="percentage">
            <text:p>0,79 %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7]/[.$B$131]" office:value-type="percentage" office:value="0.00791139240506329" calcext:value-type="percentage">
            <text:p>0,79 %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78]/[.$B$131]" office:value-type="percentage" office:value="0.00791139240506329" calcext:value-type="percentage">
            <text:p>0,79 %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79]/[.$B$131]" office:value-type="percentage" office:value="0.00712025316455696" calcext:value-type="percentage">
            <text:p>0,71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ernando El Católic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0]/[.$B$131]" office:value-type="percentage" office:value="0.00712025316455696" calcext:value-type="percentage">
            <text:p>0,71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1]/[.$B$131]" office:value-type="percentage" office:value="0.00712025316455696" calcext:value-type="percentage">
            <text:p>0,71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82]/[.$B$131]" office:value-type="percentage" office:value="0.00712025316455696" calcext:value-type="percentage">
            <text:p>0,71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3]/[.$B$131]" office:value-type="percentage" office:value="0.00632911392405063" calcext:value-type="percentage">
            <text:p>0,63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84]/[.$B$131]" office:value-type="percentage" office:value="0.00632911392405063" calcext:value-type="percentage">
            <text:p>0,63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5]/[.$B$131]" office:value-type="percentage" office:value="0.0055379746835443" calcext:value-type="percentage">
            <text:p>0,55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6]/[.$B$131]" office:value-type="percentage" office:value="0.0055379746835443" calcext:value-type="percentage">
            <text:p>0,55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7]/[.$B$131]" office:value-type="percentage" office:value="0.0055379746835443" calcext:value-type="percentage">
            <text:p>0,55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8]/[.$B$131]" office:value-type="percentage" office:value="0.0055379746835443" calcext:value-type="percentage">
            <text:p>0,55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89]/[.$B$131]" office:value-type="percentage" office:value="0.0055379746835443" calcext:value-type="percentage">
            <text:p>0,55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eneci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90]/[.$B$131]" office:value-type="percentage" office:value="0.0055379746835443" calcext:value-type="percentage">
            <text:p>0,55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equinenza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91]/[.$B$131]" office:value-type="percentage" office:value="0.00474683544303798" calcext:value-type="percentage">
            <text:p>0,47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2]/[.$B$131]" office:value-type="percentage" office:value="0.00395569620253165" calcext:value-type="percentage">
            <text:p>0,40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3]/[.$B$131]" office:value-type="percentage" office:value="0.00395569620253165" calcext:value-type="percentage">
            <text:p>0,40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4]/[.$B$131]" office:value-type="percentage" office:value="0.00395569620253165" calcext:value-type="percentage">
            <text:p>0,40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nd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5]/[.$B$131]" office:value-type="percentage" office:value="0.00395569620253165" calcext:value-type="percentage">
            <text:p>0,40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6]/[.$B$131]" office:value-type="percentage" office:value="0.00395569620253165" calcext:value-type="percentage">
            <text:p>0,40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7]/[.$B$131]" office:value-type="percentage" office:value="0.00395569620253165" calcext:value-type="percentage">
            <text:p>0,40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98]/[.$B$131]" office:value-type="percentage" office:value="0.00395569620253165" calcext:value-type="percentage">
            <text:p>0,40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tayud Rural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99]/[.$B$131]" office:value-type="percentage" office:value="0.00316455696202532" calcext:value-type="percentage">
            <text:p>0,32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edrilla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0]/[.$B$131]" office:value-type="percentage" office:value="0.00316455696202532" calcext:value-type="percentage">
            <text:p>0,32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íjar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1]/[.$B$131]" office:value-type="percentage" office:value="0.00316455696202532" calcext:value-type="percentage">
            <text:p>0,32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Huesca Rural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2]/[.$B$131]" office:value-type="percentage" office:value="0.00316455696202532" calcext:value-type="percentage">
            <text:p>0,32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103]/[.$B$131]" office:value-type="percentage" office:value="0.00316455696202532" calcext:value-type="percentage">
            <text:p>0,32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4]/[.$B$131]" office:value-type="percentage" office:value="0.00237341772151899" calcext:value-type="percentage">
            <text:p>0,24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rbeg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5]/[.$B$131]" office:value-type="percentage" office:value="0.00237341772151899" calcext:value-type="percentage">
            <text:p>0,24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fortunad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106]/[.$B$131]" office:value-type="percentage" office:value="0.00237341772151899" calcext:value-type="percentage">
            <text:p>0,24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iñena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07]/[.$B$131]" office:value-type="percentage" office:value="0.00237341772151899" calcext:value-type="percentage">
            <text:p>0,24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illamayor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formula="of:=[.B108]/[.$B$131]" office:value-type="percentage" office:value="0.00237341772151899" calcext:value-type="percentage">
            <text:p>0,24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yerbe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09]/[.$B$131]" office:value-type="percentage" office:value="0.00158227848101266" calcext:value-type="percentage">
            <text:p>0,16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moch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0]/[.$B$131]" office:value-type="percentage" office:value="0.00158227848101266" calcext:value-type="percentage">
            <text:p>0,16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Luna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1]/[.$B$131]" office:value-type="percentage" office:value="0.00158227848101266" calcext:value-type="percentage">
            <text:p>0,16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rión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2]/[.$B$131]" office:value-type="percentage" office:value="0.00158227848101266" calcext:value-type="percentage">
            <text:p>0,16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formula="of:=[.B113]/[.$B$131]" office:value-type="percentage" office:value="0.00158227848101266" calcext:value-type="percentage">
            <text:p>0,16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ín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31]" office:value-type="percentage" office:value="0.000791139240506329" calcext:value-type="percentage">
            <text:p>0,08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coris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31]" office:value-type="percentage" office:value="0.000791139240506329" calcext:value-type="percentage">
            <text:p>0,08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Aliag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31]" office:value-type="percentage" office:value="0.000791139240506329" calcext:value-type="percentage">
            <text:p>0,08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erdú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31]" office:value-type="percentage" office:value="0.000791139240506329" calcext:value-type="percentage">
            <text:p>0,08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iescas-Valle De Te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31]" office:value-type="percentage" office:value="0.000791139240506329" calcext:value-type="percentage">
            <text:p>0,08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cei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31]" office:value-type="percentage" office:value="0.000791139240506329" calcext:value-type="percentage">
            <text:p>0,08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mpo de Belchit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0]/[.$B$131]" office:value-type="percentage" office:value="0.000791139240506329" calcext:value-type="percentage">
            <text:p>0,08 %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pe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1]/[.$B$131]" office:value-type="percentage" office:value="0.000791139240506329" calcext:value-type="percentage">
            <text:p>0,08 %</text:p>
          </table:table-cell>
          <table:table-cell table:style-name="ce40"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stejón de S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2]/[.$B$131]" office:value-type="percentage" office:value="0.000791139240506329" calcext:value-type="percentage">
            <text:p>0,08 %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3]/[.$B$131]" office:value-type="percentage" office:value="0.000791139240506329" calcext:value-type="percentage">
            <text:p>0,08 %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ch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4]/[.$B$131]" office:value-type="percentage" office:value="0.000791139240506329" calcext:value-type="percentage">
            <text:p>0,08 %</text:p>
          </table:table-cell>
          <table:table-cell table:style-name="ce40"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rrera de los Navarr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5]/[.$B$131]" office:value-type="percentage" office:value="0.000791139240506329" calcext:value-type="percentage">
            <text:p>0,08 %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aell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6]/[.$B$131]" office:value-type="percentage" office:value="0.000791139240506329" calcext:value-type="percentage">
            <text:p>0,08 %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ta de Jaló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7]/[.$B$131]" office:value-type="percentage" office:value="0.000791139240506329" calcext:value-type="percentage">
            <text:p>0,08 %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8]/[.$B$131]" office:value-type="percentage" office:value="0.000791139240506329" calcext:value-type="percentage">
            <text:p>0,08 %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Ut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29]/[.$B$131]" office:value-type="percentage" office:value="0.000791139240506329" calcext:value-type="percentage">
            <text:p>0,08 %</text:p>
          </table:table-cell>
          <table:table-cell table:style-name="ce40" office:value-type="float" office:value="102" calcext:value-type="float">
            <text:p>10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47" calcext:value-type="float">
            <text:p>47</text:p>
          </table:table-cell>
          <table:table-cell table:style-name="ce34" table:formula="of:=[.B130]/[.$B$131]" office:value-type="percentage" office:value="0.0371835443037975" calcext:value-type="percentage">
            <text:p>3,72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30])" office:value-type="float" office:value="1264" calcext:value-type="float">
            <text:p>1.264</text:p>
          </table:table-cell>
          <table:table-cell table:number-columns-repeated="8"/>
        </table:table-row>
        <table:table-row table:style-name="ro3" table:number-rows-repeated="1048444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30'.$A$1" table:cell-range-address="$'20201030'.$F$43:.$H$56"/>
        </table:named-expressions>
      </table:table>
      <table:named-expressions/>
      <table:database-ranges>
        <table:database-range table:name="__Anonymous_Sheet_DB__0" table:target-range-address="'20201030'.F43:'20201030'.H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30" style:display-name="PageStyle_2020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31T12:30:35</dc:date>
    <meta:generator>LibreOffice/6.0.7.3$Linux_X86_64 LibreOffice_project/00m0$Build-3</meta:generator>
    <meta:document-statistic meta:table-count="1" meta:cell-count="59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